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s Anwender kann ich frei Welten kreieren, um bekannte Gebilde nachzubauen oder mit neuen Gebilden zu experimentieren.</text:p>
      <text:p text:style-name="P1"/>
      <text:p text:style-name="P1">Als Anwender kann ich Welten abspeichern und wieder laden, so dass ich sie über Sitzungen hinweg benutzen und mit anderen Anwendern teilen kann.</text:p>
      <text:p text:style-name="P1"/>
      <text:p text:style-name="P1">Als Anwender kann ich Farbe und Feinheit der Darstellung verändern, um das Erscheinungsbild nach meinen Geschmack anzupassen.</text:p>
      <text:p text:style-name="P1"/>
      <text:p text:style-name="P1">Als Anwender kann ich mir vom System geschehene Veränderungen hervorheben lassen, so dass es mir leichter fällt das Verhalten der Regeln zu verstehen.</text:p>
      <text:p text:style-name="P1"/>
      <text:p text:style-name="P1">Als Anwender kann ich neben der Standard Conway Regel auch andere Regeln wählen, so dass ich diese alle im Detail studieren kan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04:42:35.420983573</meta:creation-date>
    <dc:date>2018-09-29T04:43:44.954580032</dc:date>
    <meta:editing-duration>PT1M16S</meta:editing-duration>
    <meta:editing-cycles>1</meta:editing-cycles>
    <meta:document-statistic meta:table-count="0" meta:image-count="0" meta:object-count="0" meta:page-count="1" meta:paragraph-count="5" meta:word-count="102" meta:character-count="667" meta:non-whitespace-character-count="570"/>
    <meta:generator>LibreOffice/6.0.6.2$Linux_X86_64 LibreOffice_project/00m0$Build-2</meta:generator>
  </office:meta>
</office:document-meta>
</file>